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Itera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It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Iterato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Iterator.UnmodifiableMapIterator( Map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apIterator.decorate( Map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